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60ea" officeooo:paragraph-rsid="000460ea"/>
    </style:style>
    <style:style style:name="P2" style:family="paragraph" style:parent-style-name="Standard">
      <style:text-properties officeooo:rsid="000460ea" officeooo:paragraph-rsid="0005ad63"/>
    </style:style>
    <style:style style:name="T1" style:family="text">
      <style:text-properties officeooo:rsid="0005ad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be your research to a non-expert</text:p>
      <text:p text:style-name="P1">Please limit the description of your work to one paragraph (4-8 sentences). If possible, include a description of a key result, accomplishment, or breakthrough you made that is representative of your work. In addition to your description, feel free to include links about your research, which may include URLs to your academic website, your research papers, videos of talks you’ve given, your Github repository, or press coverage of your research.</text:p>
      <text:p text:style-name="P1"/>
      <text:p text:style-name="P1">My work involves studying the relationship between the structure of mitochondria and their function in yeast. I use quantitative image analysis and confocal laser microscopy to analyse key changes in the bioenergetic parameters of mitochondria during various stages of cell growth as well as under various metabolic requirements. I have developed a complete image and data processing stack to map and analyse changes to the spatial organization of mitochondria as well as the distribution of bioenergetic markers of organelle quality. This work is novel because it is one of the first platform that can perform quantitative analysis of mitochondrial networks at multiple spatial scales, from a single mitochondrial unit to an entire cell. The extensible nature of the pipeline will provide valuable data and parameters for future computational models that attempt to study dynamic mitochondrial formation, which is believed to play a key role in how they maintain their overall organelle quality.</text:p>
      <text:p text:style-name="P1"/>
      <text:p text:style-name="P1">View pipeline codes on Github:</text:p>
      <text:p text:style-name="P1">Website:</text:p>
      <text:p text:style-name="P1">Video <text:s/>:</text:p>
      <text:p text:style-name="P1"><text:s/></text:p>
      <text:p text:style-name="P1"/>
      <text:p text:style-name="P1"/>
      <text:p text:style-name="P1">What programming / scripting / statistical languages, data analysis software and/or databases have you worked with and in what capacity? Please make a detailed list. For each language, database or software, list how much time you spent working with it and briefly describe the work you did and what results you obtained to give us a sense of your proficiency.</text:p>
      <text:p text:style-name="P1"/>
      <text:p text:style-name="P1">Python : My main language used in my thesis research, wrote quantitative image analysis pipeline and interactive visualization tools for analysing mitochondrial networks. Actively use Numpy, Pandas, Scipy, Seaborn, Mayavi, NetworkX, statsmodel.</text:p>
      <text:p text:style-name="P1">Pandas : Main data exploration package that I used in Python for my thesis project.</text:p>
      <text:p text:style-name="P1">R: Used some popular packages (car, MASS, Design, reshape etc.) for performing statistical test (before I moved to Pandas) in my thesis research. Also used tm and mlogit package for a graduate Data Mining course I took in school.</text:p>
      <text:p text:style-name="P1">Matlab: Wrote a program to modelled calcium channel frequency response. Also wrote image segmentation scripts to find tube vessels and cell boundaries. Also debugged and analysed multiple matlab script file during graduate studies in biomedical engineering.</text:p>
      <text:p text:style-name="P1">JAVA : wrote and debugged a queing algorithm for an upper undergraduate research project.</text:p>
      <text:p text:style-name="P1">C++ : Utilized and modified VTK, which is a C++ 3D visualization library. Also analysed code for Mitograph, a C++ image segmentation program writen by Matheus.Viana.</text:p>
      <text:p text:style-name="P1">C : Undergraduate course in computing.</text:p>
      <text:p text:style-name="P1"/>
      <text:p text:style-name="P1"/>
      <text:p text:style-name="P1">Courses you may have taken that are directly relevant to data science [Optional] please include a short description of the courses and any in-course related projects that you may have completed. eg. computer science, statistics, data science/analysis, machine learning.</text:p>
      <text:p text:style-name="P1"/>
      <text:p text:style-name="P1"><text:soft-page-break/>JAVA FOR C++ PRGRM - Upper undegrad java primer for C++ background programmers.</text:p>
      <text:p text:style-name="P1">QUANT IMAGE ANALYS - Graduate course in image analysis, used Matlab.</text:p>
      <text:p text:style-name="P1">DATA MINING<text:tab/>COMPSCI<text:tab/>277 - Graduate course in introductory data mining in R</text:p>
      <text:p text:style-name="P1">COMPUTATNL SYS BIO - Course in modeling systems biology, used Matlab.</text:p>
      <text:p text:style-name="P1">Coursera Machine Learning - Andrew Ng's course, completed with certificate.</text:p>
      <text:p text:style-name="P1"/>
      <text:p text:style-name="P1"/>
      <text:p text:style-name="P1">What excites you about becoming a data scientist and working in the tech industry?</text:p>
      <text:p text:style-name="P1"/>
      <text:p text:style-name="P2">Throughout graduate school <text:span text:style-name="T1">and also during my former </text:span>career <text:span text:style-name="T1">as a business analyst</text:span>, I have found that my strength lies in <text:span text:style-name="T1">working with data quickly in order to test a hypotheses or to answer a business <text:s/>question. I naturally enjoy working with code to munge, model and visualize data in order to communicate my message. I love that the tech industry is continuously evolving and demands one to constantly acquire new skillsets. This is something that I already do on my own as I strive to keep abreast with been able to work with the explosion of data in recent years. While I am aware that much of data science will be automated in the future, there will always be a need for people like me who are able to model real world problems, understand the underlying machine learning technology and communicate the findings with a wider aud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8:50:45.750000000</meta:creation-date>
    <dc:date>2016-03-16T19:07:28.619000000</dc:date>
    <meta:editing-duration>PT16M42S</meta:editing-duration>
    <meta:editing-cycles>2</meta:editing-cycles>
    <meta:generator>LibreOffice/4.4.0.3$Windows_x86 LibreOffice_project/de093506bcdc5fafd9023ee680b8c60e3e0645d7</meta:generator>
    <meta:document-statistic meta:table-count="0" meta:image-count="0" meta:object-count="0" meta:page-count="2" meta:paragraph-count="23" meta:word-count="723" meta:character-count="4547" meta:non-whitespace-character-count="3843"/>
  </office:meta>
</office:document-meta>
</file>